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4563" officeooo:paragraph-rsid="0001456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4563" officeooo:paragraph-rsid="000145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6pt" style:text-underline-style="solid" style:text-underline-width="auto" style:text-underline-color="font-color" fo:font-weight="bold" officeooo:rsid="00014563" officeooo:paragraph-rsid="0001456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1e237" officeooo:paragraph-rsid="0001e237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1e237" officeooo:paragraph-rsid="0001e237" style:font-size-asian="12.25pt" style:font-weight-asian="bold" style:font-size-complex="14pt" style:font-weight-complex="bold"/>
    </style:style>
    <style:style style:name="P6" style:family="paragraph" style:parent-style-name="Text_20_body" style:list-style-name="L2"/>
    <style:style style:name="P7" style:family="paragraph" style:parent-style-name="Text_20_body">
      <style:text-properties officeooo:paragraph-rsid="00014563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text-properties officeooo:paragraph-rsid="0007e25c"/>
    </style:style>
    <style:style style:name="T1" style:family="text">
      <style:text-properties officeooo:rsid="00014563"/>
    </style:style>
    <style:style style:name="T2" style:family="text">
      <style:text-properties officeooo:rsid="0001e237"/>
    </style:style>
    <style:style style:name="T3" style:family="text">
      <style:text-properties officeooo:rsid="0007e25c"/>
    </style:style>
    <style:style style:name="T4" style:family="text">
      <style:text-properties officeooo:rsid="0009d3c0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actol – <text:span text:style-name="T2">notes</text:span></text:p>
      <text:p text:style-name="P1"/>
      <text:p text:style-name="P5">Makefile</text:p>
      <text:p text:style-name="P4"/>
      <text:p text:style-name="P2">-I. -I$(MLX_DIR)</text:p>
      <text:p text:style-name="P1"/>
      <text:p text:style-name="P7">Breakdown:</text:p>
      <text:list xml:id="list2482763364" text:style-name="L2">
        <text:list-item>
          <text:p text:style-name="P6">tells the compiler where to look for header files (.h) during compilation.</text:p>
        </text:list-item>
      </text:list>
      <text:p text:style-name="Text_20_body"/>
      <text:list xml:id="list102550708101253" text:continue-numbering="true" text:style-name="L2">
        <text:list-item>
          <text:p text:style-name="P6">-I. → "Include the current directory (.) when searching for headers."</text:p>
        </text:list-item>
        <text:list-item>
          <text:p text:style-name="P6">Useful if you have #include "fractol.h" or any custom headers in your project root.</text:p>
          <text:p text:style-name="P6"/>
        </text:list-item>
        <text:list-item>
          <text:p text:style-name="P6">-I$(MLX_DIR) → "Also look inside the minilibx-linux directory for headers."</text:p>
        </text:list-item>
        <text:list-item>
          <text:p text:style-name="P6">Needed because mlx.h is inside that folder, and you'll do #include "mlx.h" either directly or via fractol.h.</text:p>
        </text:list-item>
      </text:list>
      <text:p text:style-name="Text_20_body"/>
      <text:p text:style-name="P9">-lXext -lX11 -lm -lz</text:p>
      <text:p text:style-name="P8">-lX11</text:p>
      <text:p text:style-name="Text_20_body">Links to Xlib, the core library for interacting with the X Window System (your display server on Linux).</text:p>
      <text:p text:style-name="P11">Used for: Opening windows, Receiving input <text:span text:style-name="T3">&amp; </text:span>Drawing graphics.</text:p>
      <text:p text:style-name="P11">Required by MiniLibX to create and manage windows.</text:p>
      <text:p text:style-name="P8">-lXext</text:p>
      <text:p text:style-name="P11">Links to X11 extensions, providing additional capabilities like hardware acceleration and advanced image handling.</text:p>
      <text:p text:style-name="P11">Used internally by MLX to access optional X11 features.</text:p>
      <text:p text:style-name="P8">-lm</text:p>
      <text:p text:style-name="Text_20_body">Links to the math library (libm.a), which includes functions like: sin, cos, sqrt, pow, etc.</text:p>
      <text:p text:style-name="Text_20_body">You’ll need this if you’re doing any fractal math.</text:p>
      <text:p text:style-name="P8">-lz</text:p>
      <text:p text:style-name="Text_20_body">Links to zlib, a compression library.</text:p>
      <text:p text:style-name="Text_20_body">Used by X11 for things like compressed image handling (used indirectly through MLX in some versions).</text:p>
      <text:p text:style-name="Text_20_body"/>
      <text:p text:style-name="Text_20_body"/>
      <text:p text:style-name="P10">.PHONY: all clean fclean re $(LIBFT) $(MLX)</text:p>
      <text:p text:style-name="Text_20_body">What .PHONY means:</text:p>
      <text:p text:style-name="Text_20_body">It tells make: “These names are not real files. They are just targets (commands), so always execute them when called.”</text:p>
      <text:p text:style-name="Text_20_body">Why it matters: <text:span text:style-name="T4">I</text:span>f you ever had a file or folder named clean or libft.a, make might skip the rule, thinking the target is already up to date.</text:p>
      <text:p text:style-name="Text_20_body">What each part does:</text:p>
      <text:p text:style-name="Text_20_body"><text:span text:style-name="T5">all</text:span><text:tab/><text:tab/>Ensure it always runs when called</text:p>
      <text:p text:style-name="Text_20_body"><text:span text:style-name="T5">clean</text:span><text:tab/><text:tab/>Prevent conflict with any file named clean</text:p>
      <text:p text:style-name="Text_20_body"><text:span text:style-name="T5">fclean</text:span><text:tab/><text:tab/>Same as above</text:p>
      <text:p text:style-name="Text_20_body"><text:span text:style-name="T5">re</text:span><text:tab/><text:tab/>Always runs clean + all</text:p>
      <text:p text:style-name="Text_20_body"><text:span text:style-name="T5">$(LIBFT)</text:span><text:tab/>Force make -C libft to run, even if libft.a exists</text:p>
      <text:p text:style-name="Text_20_body"><text:span text:style-name="T5">$(MLX)</text:span><text:tab/>Same for minilibx-linux, ensures it runs make -C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09:38:45.682027575</meta:creation-date>
    <dc:date>2025-05-20T10:25:49.164427384</dc:date>
    <meta:editing-duration>PT47M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295" meta:character-count="1755" meta:non-whitespace-character-count="1495"/>
  </office:meta>
</office:document-meta>
</file>